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2mm" svg:y="42.18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number-rows-repeated="3">
          <table:table-cell table:number-columns-repeated="3"/>
          <table:table-cell table:style-name="ce8"/>
          <table:table-cell table:style-name="ce10"/>
        </table:table-row>
        <table:table-row table:style-name="ro1">
          <table:table-cell table:number-columns-repeated="3"/>
          <table:table-cell table:style-name="ce8"/>
          <table:table-cell table:style-name="ce10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0.07mm" svg:height="89.75mm" svg:x="176.28mm" svg:y="41.77mm">
            <draw:object draw:notify-on-update-of-ranges="'2008'.D2:'2008'.D7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number-columns-repeated="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ón</text:p>
          </table:table-cell>
          <table:covered-table-cell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n afiliación</text:p>
          </table:table-cell>
          <table:table-cell office:value-type="float" office:value="1" calcext:value-type="float">
            <text:p>1</text:p>
          </table:table-cell>
        </table:table-row>
      </table:table>
      <table:table table:name="2010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6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8" table:style-name="ta1"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/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/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8:52:00.5853915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1-11T19:11:06.586318528</dc:date>
    <meta:editing-duration>PT39M22S</meta:editing-duration>
    <meta:editing-cycles>3</meta:editing-cycles>
    <meta:generator>LibreOffice/6.0.7.3$Linux_X86_64 LibreOffice_project/00m0$Build-3</meta:generator>
    <meta:document-statistic meta:table-count="7" meta:cell-count="9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85cm" svg:y="0.315cm" chart:style-name="ch2">
          <text:p>Distribución por región</text:p>
        </chart:title>
        <chart:legend chart:legend-position="end" svg:x="13.692cm" svg:y="2.944cm" style:legend-expansion="high" chart:style-name="ch3"/>
        <chart:plot-area chart:style-name="ch4" table:cell-range-address="'2008'.D2:'2008'.E7" chart:data-source-has-labels="column" svg:x="0.32cm" svg:y="1.273cm" svg:width="13.052cm" svg:height="7.524cm">
          <chartooo:coordinate-region svg:x="3.229cm" svg:y="1.654cm" svg:width="7.143cm" svg:height="7.143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Extranjero</text:p>
                <draw:g>
                  <svg:desc>'2008'.D2:'2008'.D7</svg:desc>
                </draw:g>
              </table:table-cell>
              <table:table-cell office:value-type="float" office:value="18">
                <text:p>18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Norte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